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056bfd" officeooo:paragraph-rsid="00056bfd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56bfd"/>
    </style:style>
    <style:style style:name="P4" style:family="paragraph" style:parent-style-name="Standard">
      <style:text-properties officeooo:paragraph-rsid="00056bfd"/>
    </style:style>
    <style:style style:name="P5" style:family="paragraph" style:parent-style-name="Standard">
      <style:text-properties officeooo:rsid="00056bfd" officeooo:paragraph-rsid="00056bfd"/>
    </style:style>
    <style:style style:name="P6" style:family="paragraph" style:parent-style-name="Standard">
      <style:text-properties officeooo:rsid="00056bfd" officeooo:paragraph-rsid="000792f4"/>
    </style:style>
    <style:style style:name="P7" style:family="paragraph" style:parent-style-name="Standard">
      <style:text-properties officeooo:rsid="000792f4" officeooo:paragraph-rsid="000792f4"/>
    </style:style>
    <style:style style:name="T1" style:family="text">
      <style:text-properties officeooo:rsid="00056b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te a utility(./assingmant2.1) <text:span text:style-name="T1">like vi file name and copy the script and past it on file</text:span></text:p>
      <text:p text:style-name="Standard"><text:s text:c="2"/>Save this and make it executable with the command:</text:p>
      <text:p text:style-name="Preformatted_20_Text">bash</text:p>
      <text:p text:style-name="P1">CopyEdit </text:p>
      <text:p text:style-name="P3">chmod +x ./assingmant2.1 .sh</text:p>
      <text:p text:style-name="P2">and</text:p>
      <text:p text:style-name="Standard">Create a Directory</text:p>
      <text:p text:style-name="Standard">naresh@naresh-ThinkPad-Edge-E431:~$ ./assingmant2.1 <text:s/>addDir /tmp dir1</text:p>
      <text:p text:style-name="Standard">Directory '/tmp/dir1' created.</text:p>
      <text:p text:style-name="Standard">naresh@naresh-ThinkPad-Edge-E431:~$ </text:p>
      <text:p text:style-name="P5"/>
      <text:p text:style-name="P5">add file on it</text:p>
      <text:p text:style-name="P5">naresh@naresh-ThinkPad-Edge-E431:~$ ./assingmant2.1 addFile /tmp/dir1 file1.txt "Hello, World!" </text:p>
      <text:p text:style-name="P5">File '/tmp/dir1/file1.txt' created.</text:p>
      <text:p text:style-name="P5">naresh@naresh-ThinkPad-Edge-E431:~$ </text:p>
      <text:p text:style-name="P5"/>
      <text:p text:style-name="P5">addContentToFile</text:p>
      <text:p text:style-name="P5">naresh@naresh-ThinkPad-Edge-E431:~$ <text:s/>./assingmant2.1 addContentToFile /tmp/dir1 file1.txt</text:p>
      <text:p text:style-name="P5">Content added to '/tmp/dir1/file1.txt'.</text:p>
      <text:p text:style-name="P5">naresh@naresh-ThinkPad-Edge-E431:~$ </text:p>
      <text:p text:style-name="P5"/>
      <text:p text:style-name="P5">Only listfiles in a Directory</text:p>
      <text:p text:style-name="P5">naresh@naresh-ThinkPad-Edge-E431:~$ ./assingmant2.1 listFiles /tmp </text:p>
      <text:p text:style-name="P5">/tmp/.X1-lock</text:p>
      <text:p text:style-name="P5">/tmp/.X1025-lock</text:p>
      <text:p text:style-name="P5">/tmp/.X0-lock</text:p>
      <text:p text:style-name="P5">/tmp/winstone668907106099710986.jar</text:p>
      <text:p text:style-name="P5">/tmp/.X1024-lock</text:p>
      <text:p text:style-name="P5">naresh@naresh-ThinkPad-Edge-E431:~$ </text:p>
      <text:p text:style-name="P5"/>
      <text:p text:style-name="P5">Delete a Directory</text:p>
      <text:p text:style-name="P6"><text:a xlink:type="simple" xlink:href="mailto:naresh@naresh-Think" text:style-name="Internet_20_link" text:visited-style-name="Visited_20_Internet_20_Link">naresh@naresh-Think</text:a></text:p>
      <text:p text:style-name="P6">Pad-Edge-E431:~$ ./assingmant2.1 deleteDir /tmp dir1</text:p>
      <text:p text:style-name="P5">Directory '/tmp/dir1' deleted.</text:p>
      <text:p text:style-name="P5"/>
      <text:p text:style-name="P7">Script assingment2.1</text:p>
      <text:p text:style-name="P7">#!/bin/bash</text:p>
      <text:p text:style-name="P7"/>
      <text:p text:style-name="P7"># Function to create a directory</text:p>
      <text:p text:style-name="P7">addDir() {</text:p>
      <text:p text:style-name="P7"><text:s text:c="2"/>local parent_dir=$1</text:p>
      <text:p text:style-name="P7"><text:s text:c="2"/>local dir_name=$2</text:p>
      <text:p text:style-name="P7"><text:s text:c="2"/>mkdir -p "$parent_dir/$dir_name" &amp;&amp; echo "Directory $dir_name created in $parent_dir" || echo "Failed to create directory"</text:p>
      <text:p text:style-name="P7">}</text:p>
      <text:p text:style-name="P7"/>
      <text:p text:style-name="P7"># Function to delete a directory</text:p>
      <text:p text:style-name="P7">deleteDir() {</text:p>
      <text:p text:style-name="P7"><text:s text:c="2"/>local parent_dir=$1</text:p>
      <text:p text:style-name="P7"><text:soft-page-break/><text:s text:c="2"/>local dir_name=$2</text:p>
      <text:p text:style-name="P7"><text:s text:c="2"/>rm -r "$parent_dir/$dir_name" &amp;&amp; echo "Directory $dir_name deleted from $parent_dir" || echo "Failed to delete directory"</text:p>
      <text:p text:style-name="P7">}</text:p>
      <text:p text:style-name="P7"/>
      <text:p text:style-name="P7"># Function to list all contents of a directory</text:p>
      <text:p text:style-name="P7">listAll() {</text:p>
      <text:p text:style-name="P7"><text:s text:c="2"/>local dir=$1</text:p>
      <text:p text:style-name="P7"><text:s text:c="2"/>ls -a "$dir"</text:p>
      <text:p text:style-name="P7">}</text:p>
      <text:p text:style-name="P7"/>
      <text:p text:style-name="P7"># Function to list only files in a directory</text:p>
      <text:p text:style-name="P7">listFiles() {</text:p>
      <text:p text:style-name="P7"><text:s text:c="2"/>local dir=$1</text:p>
      <text:p text:style-name="P7"><text:s text:c="2"/>find "$dir" -maxdepth 1 -type f</text:p>
      <text:p text:style-name="P7">}</text:p>
      <text:p text:style-name="P7"/>
      <text:p text:style-name="P7"># Function to list only directories in a directory</text:p>
      <text:p text:style-name="P7">listDirs() {</text:p>
      <text:p text:style-name="P7"><text:s text:c="2"/>local dir=$1</text:p>
      <text:p text:style-name="P7"><text:s text:c="2"/>find "$dir" -maxdepth 1 -type d</text:p>
      <text:p text:style-name="P7">}</text:p>
      <text:p text:style-name="P7"/>
      <text:p text:style-name="P7"># Function to create a file</text:p>
      <text:p text:style-name="P7">addFile() {</text:p>
      <text:p text:style-name="P7"><text:s text:c="2"/>local dir=$1</text:p>
      <text:p text:style-name="P7"><text:s text:c="2"/>local file_name=$2</text:p>
      <text:p text:style-name="P7"><text:s text:c="2"/>local content=${3:-""}</text:p>
      <text:p text:style-name="P7"><text:s text:c="2"/>echo "$content" &gt; "$dir/$file_name" &amp;&amp; echo "File $file_name created in $dir" || echo "Failed to create file"</text:p>
      <text:p text:style-name="P7">}</text:p>
      <text:p text:style-name="P7"/>
      <text:p text:style-name="P7"># Function to add content to a file</text:p>
      <text:p text:style-name="P7">addContentToFile() {</text:p>
      <text:p text:style-name="P7"><text:s text:c="2"/>local dir=$1</text:p>
      <text:p text:style-name="P7"><text:s text:c="2"/>local file_name=$2</text:p>
      <text:p text:style-name="P7"><text:s text:c="2"/>local content=$3</text:p>
      <text:p text:style-name="P7"><text:s text:c="2"/>echo "$content" &gt;&gt; "$dir/$file_name" &amp;&amp; echo "Content added to $file_name" || echo "Failed to add content"</text:p>
      <text:p text:style-name="P7">}</text:p>
      <text:p text:style-name="P7"/>
      <text:p text:style-name="P7"># Function to add content at the beginning of a file</text:p>
      <text:p text:style-name="P7">addContentToFileBeginning() {</text:p>
      <text:p text:style-name="P7"><text:s text:c="2"/>local dir=$1</text:p>
      <text:p text:style-name="P7"><text:s text:c="2"/>local file_name=$2</text:p>
      <text:p text:style-name="P7"><text:s text:c="2"/>local content=$3</text:p>
      <text:p text:style-name="P7"><text:s text:c="2"/>echo -e "$content\n$(cat "$dir/$file_name")" &gt; "$dir/$file_name" &amp;&amp; echo "Content added at the beginning of $file_name" || echo "Failed to add content"</text:p>
      <text:p text:style-name="P7">}</text:p>
      <text:p text:style-name="P7"/>
      <text:p text:style-name="P7"># Function to show the top N lines of a file</text:p>
      <text:p text:style-name="P7">showFileBeginningContent() {</text:p>
      <text:p text:style-name="P7"><text:soft-page-break/><text:s text:c="2"/>local dir=$1</text:p>
      <text:p text:style-name="P7"><text:s text:c="2"/>local file_name=$2</text:p>
      <text:p text:style-name="P7"><text:s text:c="2"/>local n=$3</text:p>
      <text:p text:style-name="P7"><text:s text:c="2"/>head -n "$n" "$dir/$file_name"</text:p>
      <text:p text:style-name="P7">}</text:p>
      <text:p text:style-name="P7"/>
      <text:p text:style-name="P7"># Function to show the last N lines of a file</text:p>
      <text:p text:style-name="P7">showFileEndContent() {</text:p>
      <text:p text:style-name="P7"><text:s text:c="2"/>local dir=$1</text:p>
      <text:p text:style-name="P7"><text:s text:c="2"/>local file_name=$2</text:p>
      <text:p text:style-name="P7"><text:s text:c="2"/>local n=$3</text:p>
      <text:p text:style-name="P7"><text:s text:c="2"/>tail -n "$n" "$dir/$file_name"</text:p>
      <text:p text:style-name="P7">}</text:p>
      <text:p text:style-name="P7"/>
      <text:p text:style-name="P7"># Function to show content of a specific line</text:p>
      <text:p text:style-name="P7">showFileContentAtLine() {</text:p>
      <text:p text:style-name="P7"><text:s text:c="2"/>local dir=$1</text:p>
      <text:p text:style-name="P7"><text:s text:c="2"/>local file_name=$2</text:p>
      <text:p text:style-name="P7"><text:s text:c="2"/>local line=$3</text:p>
      <text:p text:style-name="P7"><text:s text:c="2"/>sed -n "${line}p" "$dir/$file_name"</text:p>
      <text:p text:style-name="P7">}</text:p>
      <text:p text:style-name="P7"/>
      <text:p text:style-name="P7"># Function to show content of a line range</text:p>
      <text:p text:style-name="P7">showFileContentForLineRange() {</text:p>
      <text:p text:style-name="P7"><text:s text:c="2"/>local dir=$1</text:p>
      <text:p text:style-name="P7"><text:s text:c="2"/>local file_name=$2</text:p>
      <text:p text:style-name="P7"><text:s text:c="2"/>local start_line=$3</text:p>
      <text:p text:style-name="P7"><text:s text:c="2"/>local end_line=$4</text:p>
      <text:p text:style-name="P7"><text:s text:c="2"/>sed -n "${start_line},${end_line}p" "$dir/$file_name"</text:p>
      <text:p text:style-name="P7">}</text:p>
      <text:p text:style-name="P7"/>
      <text:p text:style-name="P7"># Function to move a file</text:p>
      <text:p text:style-name="P7">moveFile() {</text:p>
      <text:p text:style-name="P7"><text:s text:c="2"/>local src=$1</text:p>
      <text:p text:style-name="P7"><text:s text:c="2"/>local dest=$2</text:p>
      <text:p text:style-name="P7"><text:s text:c="2"/>mv "$src" "$dest" &amp;&amp; echo "File moved to $dest" || echo "Failed to move file"</text:p>
      <text:p text:style-name="P7">}</text:p>
      <text:p text:style-name="P7"/>
      <text:p text:style-name="P7"># Function to copy a file</text:p>
      <text:p text:style-name="P7">copyFile() {</text:p>
      <text:p text:style-name="P7"><text:s text:c="2"/>local src=$1</text:p>
      <text:p text:style-name="P7"><text:s text:c="2"/>local dest=$2</text:p>
      <text:p text:style-name="P7"><text:s text:c="2"/>cp "$src" "$dest" &amp;&amp; echo "File copied to $dest" || echo "Failed to copy file"</text:p>
      <text:p text:style-name="P7">}</text:p>
      <text:p text:style-name="P7"/>
      <text:p text:style-name="P7"># Function to clear file content</text:p>
      <text:p text:style-name="P7">clearFileContent() {</text:p>
      <text:p text:style-name="P7"><text:s text:c="2"/>local dir=$1</text:p>
      <text:p text:style-name="P7"><text:s text:c="2"/>local file_name=$2</text:p>
      <text:p text:style-name="P7"><text:s text:c="2"/>&gt; "$dir/$file_name" &amp;&amp; echo "Content cleared for $file_name" || echo "Failed to clear content"</text:p>
      <text:p text:style-name="P7">}</text:p>
      <text:p text:style-name="P7"/>
      <text:p text:style-name="P7"><text:soft-page-break/># Function to delete a file</text:p>
      <text:p text:style-name="P7">deleteFile() {</text:p>
      <text:p text:style-name="P7"><text:s text:c="2"/>local dir=$1</text:p>
      <text:p text:style-name="P7"><text:s text:c="2"/>local file_name=$2</text:p>
      <text:p text:style-name="P7"><text:s text:c="2"/>rm "$dir/$file_name" &amp;&amp; echo "File $file_name deleted from $dir" || echo "Failed to delete file"</text:p>
      <text:p text:style-name="P7">}</text:p>
      <text:p text:style-name="P7"/>
      <text:p text:style-name="P7"># Main script logic</text:p>
      <text:p text:style-name="P7">case $1 in</text:p>
      <text:p text:style-name="P7"><text:s text:c="2"/>addDir)</text:p>
      <text:p text:style-name="P7"><text:s text:c="4"/>addDir "$2" "$3"</text:p>
      <text:p text:style-name="P7"><text:s text:c="4"/>;;</text:p>
      <text:p text:style-name="P7"><text:s text:c="2"/>deleteDir)</text:p>
      <text:p text:style-name="P7"><text:s text:c="4"/>deleteDir "$2" "$3"</text:p>
      <text:p text:style-name="P7"><text:s text:c="4"/>;;</text:p>
      <text:p text:style-name="P7"><text:s text:c="2"/>listAll)</text:p>
      <text:p text:style-name="P7"><text:s text:c="4"/>listAll "$2"</text:p>
      <text:p text:style-name="P7"><text:s text:c="4"/>;;</text:p>
      <text:p text:style-name="P7"><text:s text:c="2"/>listFiles)</text:p>
      <text:p text:style-name="P7"><text:s text:c="4"/>listFiles "$2"</text:p>
      <text:p text:style-name="P7"><text:s text:c="4"/>;;</text:p>
      <text:p text:style-name="P7"><text:s text:c="2"/>listDirs)</text:p>
      <text:p text:style-name="P7"><text:s text:c="4"/>listDirs "$2"</text:p>
      <text:p text:style-name="P7"><text:s text:c="4"/>;;</text:p>
      <text:p text:style-name="P7"><text:s text:c="2"/>addFile)</text:p>
      <text:p text:style-name="P7"><text:s text:c="4"/>addFile "$2" "$3" "$4"</text:p>
      <text:p text:style-name="P7"><text:s text:c="4"/>;;</text:p>
      <text:p text:style-name="P7"><text:s text:c="2"/>addContentToFile)</text:p>
      <text:p text:style-name="P7"><text:s text:c="4"/>addContentToFile "$2" "$3" "$4"</text:p>
      <text:p text:style-name="P7"><text:s text:c="4"/>;;</text:p>
      <text:p text:style-name="P7"><text:s text:c="2"/>addContentToFileBeginning)</text:p>
      <text:p text:style-name="P7"><text:s text:c="4"/>addContentToFileBeginning "$2" "$3" "$4"</text:p>
      <text:p text:style-name="P7"><text:s text:c="4"/>;;</text:p>
      <text:p text:style-name="P7"><text:s text:c="2"/>showFileBeginningContent)</text:p>
      <text:p text:style-name="P7"><text:s text:c="4"/>showFileBeginningContent "$2" "$3" "$4"</text:p>
      <text:p text:style-name="P7"><text:s text:c="4"/>;;</text:p>
      <text:p text:style-name="P7"><text:s text:c="2"/>showFileEndContent)</text:p>
      <text:p text:style-name="P7"><text:s text:c="4"/>showFileEndContent "$2" "$3" "$4"</text:p>
      <text:p text:style-name="P7"><text:s text:c="4"/>;;</text:p>
      <text:p text:style-name="P7"><text:s text:c="2"/>showFileContentAtLine)</text:p>
      <text:p text:style-name="P7"><text:s text:c="4"/>showFileContentAtLine "$2" "$3" "$4"</text:p>
      <text:p text:style-name="P7"><text:s text:c="4"/>;;</text:p>
      <text:p text:style-name="P7"><text:s text:c="2"/>showFileContentForLineRange)</text:p>
      <text:p text:style-name="P7"><text:s text:c="4"/>showFileContentForLineRange "$2" "$3" "$4" "$5"</text:p>
      <text:p text:style-name="P7"><text:s text:c="4"/>;;</text:p>
      <text:p text:style-name="P7"><text:s text:c="2"/>moveFile)</text:p>
      <text:p text:style-name="P7"><text:s text:c="4"/>moveFile "$2" "$3"</text:p>
      <text:p text:style-name="P7"><text:s text:c="4"/>;;</text:p>
      <text:p text:style-name="P7"><text:s text:c="2"/>copyFile)</text:p>
      <text:p text:style-name="P7"><text:s text:c="4"/>copyFile "$2" "$3"</text:p>
      <text:p text:style-name="P7"><text:s text:c="4"/>;;</text:p>
      <text:p text:style-name="P7"><text:s text:c="2"/>clearFileContent)</text:p>
      <text:p text:style-name="P7"><text:soft-page-break/><text:s text:c="4"/>clearFileContent "$2" "$3"</text:p>
      <text:p text:style-name="P7"><text:s text:c="4"/>;;</text:p>
      <text:p text:style-name="P7"><text:s text:c="2"/>deleteFile)</text:p>
      <text:p text:style-name="P7"><text:s text:c="4"/>deleteFile "$2" "$3"</text:p>
      <text:p text:style-name="P7"><text:s text:c="4"/>;;</text:p>
      <text:p text:style-name="P7"><text:s text:c="2"/>*)</text:p>
      <text:p text:style-name="P7"><text:s text:c="4"/>echo "Invalid command."</text:p>
      <text:p text:style-name="P7"><text:s text:c="4"/>;;</text:p>
      <text:p text:style-name="P7">esac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3:00:58.472684339</meta:creation-date>
    <dc:date>2025-01-22T13:38:34.254483653</dc:date>
    <meta:editing-duration>PT16M10S</meta:editing-duration>
    <meta:editing-cycles>1</meta:editing-cycles>
    <meta:document-statistic meta:table-count="0" meta:image-count="0" meta:object-count="0" meta:page-count="5" meta:paragraph-count="187" meta:word-count="624" meta:character-count="4712" meta:non-whitespace-character-count="3988"/>
    <meta:generator>LibreOffice/24.2.7.2$Linux_X86_64 LibreOffice_project/420$Build-2</meta:generator>
  </office:meta>
</office:document-meta>
</file>